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5.6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4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3.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2.3cm" svg:x="7.4cm" svg:y="4.7cm">
          <text:p text:style-name="P1">Metering 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2.3cm" svg:x="3.7cm" svg:y="9.3cm">
          <text:p text:style-name="P1">Gas Metering</text:p>
          <text:p text:style-name="P1">Syste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cm" svg:y1="9.4cm" svg:x2="9.5cm" svg:y2="7cm">
          <text:p/>
        </draw:line>
        <draw:custom-shape draw:style-name="gr2" draw:text-style-name="P1" draw:layer="layout" svg:width="4.6cm" svg:height="2.3cm" svg:x="8.9cm" svg:y="9.1cm">
          <text:p text:style-name="P1">Electric Metering</text:p>
          <text:p text:style-name="P1">Syste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cm" svg:y1="9.2cm" svg:x2="10.8cm" svg:y2="6.8cm">
          <text:p/>
        </draw:line>
        <draw:custom-shape draw:style-name="gr2" draw:text-style-name="P1" draw:layer="layout" svg:width="4.6cm" svg:height="2.3cm" svg:x="14.2cm" svg:y="9.2cm">
          <text:p text:style-name="P1">Electric Metering</text:p>
          <text:p text:style-name="P1">Syste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1cm" svg:y1="9.3cm" svg:x2="13.2cm" svg:y2="6.9cm">
          <text:p/>
        </draw:line>
        <draw:custom-shape draw:style-name="gr4" draw:text-style-name="P1" draw:layer="layout" svg:width="3.9cm" svg:height="2.2cm" svg:x="5.7cm" svg:y="15.3cm">
          <text:p text:style-name="P1">Grap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6.3cm" svg:y1="15.3cm" svg:x2="6.5cm" svg:y2="11.6cm">
          <text:p/>
        </draw:line>
        <draw:line draw:style-name="gr5" draw:text-style-name="P1" draw:layer="layout" svg:x1="7.8cm" svg:y1="15.4cm" svg:x2="10.6cm" svg:y2="12.7cm">
          <text:p/>
        </draw:line>
        <draw:line draw:style-name="gr5" draw:text-style-name="P1" draw:layer="layout" svg:x1="9.1cm" svg:y1="15.3cm" svg:x2="16.4cm" svg:y2="12.6cm">
          <text:p/>
        </draw:line>
        <draw:custom-shape draw:style-name="gr4" draw:text-style-name="P1" draw:layer="layout" svg:width="3.9cm" svg:height="2.2cm" svg:x="11.3cm" svg:y="15.2cm">
          <text:p text:style-name="P1">Tabl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3cm" svg:y1="15.1cm" svg:x2="6.4cm" svg:y2="12.8cm">
          <text:p/>
        </draw:line>
        <draw:line draw:style-name="gr5" draw:text-style-name="P1" draw:layer="layout" svg:x1="12.5cm" svg:y1="15.2cm" svg:x2="10.6cm" svg:y2="12.6cm">
          <text:p/>
        </draw:line>
        <draw:line draw:style-name="gr5" draw:text-style-name="P1" draw:layer="layout" svg:x1="14.3cm" svg:y1="15.3cm" svg:x2="16.6cm" svg:y2="12.4cm">
          <text:p/>
        </draw:line>
        <draw:custom-shape draw:style-name="gr6" draw:text-style-name="P1" draw:layer="layout" svg:width="1.2cm" svg:height="1.2cm" svg:x="10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2cm" svg:height="1.2cm" svg:x="5.9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2cm" svg:height="1.2cm" svg:x="16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layer="layout" svg:width="0.502cm" svg:height="0.962cm" svg:x="7cm" svg:y="8.7cm">
          <draw:text-box>
            <text:p/>
          </draw:text-box>
        </draw:frame>
        <draw:frame draw:style-name="gr8" draw:text-style-name="P2" draw:layer="layout" svg:width="1.3cm" svg:height="0.962cm" svg:x="5.2cm" svg:y="14.6cm">
          <draw:text-box>
            <text:p text:style-name="P2"><text:span text:style-name="T1">1..*</text:span></text:p>
          </draw:text-box>
        </draw:frame>
        <draw:frame draw:style-name="gr8" draw:text-style-name="P2" draw:layer="layout" svg:width="1.3cm" svg:height="0.962cm" svg:x="7.1cm" svg:y="14.538cm">
          <draw:text-box>
            <text:p text:style-name="P2"><text:span text:style-name="T1">1..*</text:span></text:p>
          </draw:text-box>
        </draw:frame>
        <draw:frame draw:style-name="gr8" draw:text-style-name="P2" draw:layer="layout" svg:width="1.3cm" svg:height="0.962cm" svg:x="8.7cm" svg:y="14.538cm">
          <draw:text-box>
            <text:p text:style-name="P2"><text:span text:style-name="T1">1..*</text:span></text:p>
          </draw:text-box>
        </draw:frame>
        <draw:frame draw:style-name="gr8" draw:text-style-name="P2" draw:layer="layout" svg:width="1.3cm" svg:height="0.962cm" svg:x="10.9cm" svg:y="14.538cm">
          <draw:text-box>
            <text:p text:style-name="P2"><text:span text:style-name="T1">1..*</text:span></text:p>
          </draw:text-box>
        </draw:frame>
        <draw:frame draw:style-name="gr8" draw:text-style-name="P2" draw:layer="layout" svg:width="1.3cm" svg:height="0.962cm" svg:x="12.2cm" svg:y="14.5cm">
          <draw:text-box>
            <text:p text:style-name="P2"><text:span text:style-name="T1">1..*</text:span></text:p>
          </draw:text-box>
        </draw:frame>
        <draw:frame draw:style-name="gr8" draw:text-style-name="P2" draw:layer="layout" svg:width="1.3cm" svg:height="0.962cm" svg:x="14.7cm" svg:y="14.538cm">
          <draw:text-box>
            <text:p text:style-name="P2"><text:span text:style-name="T1">1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6:12:28.870000000</meta:creation-date>
    <dc:date>2015-01-15T17:49:28.807000000</dc:date>
    <meta:editing-duration>PT1H5M38S</meta:editing-duration>
    <meta:editing-cycles>1</meta:editing-cycles>
    <meta:document-statistic meta:object-count="25"/>
    <meta:generator>LibreOffice/4.3.1.2$Windows_x86 LibreOffice_project/958349dc3b25111dbca392fbc281a05559ef6848</meta:generator>
  </office:meta>
</office:document-meta>
</file>